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presentation="urn:oasis:names:tc:opendocument:xmlns:presentation:1.0" xmlns:svg="urn:oasis:names:tc:opendocument:xmlns:svg-compatible:1.0">
  <office:body>
    <office:presentation>
      <draw:page draw:name="Slide1" presentation:presentation-page-layout-name="AL1T0">
        <draw:frame draw:layer="layout" svg:width="25.199cm" svg:height="3.256cm" svg:x="1.4cm" svg:y="0.962cm">
          <draw:text-box>
            <text:p>Sample Presentation</text:p>
          </draw:text-box>
        </draw:frame>
        <draw:frame draw:layer="layout" svg:width="25.199cm" svg:height="13.609cm" svg:x="1.4cm" svg:y="5.039cm">
          <draw:text-box>
            <text:p>This is a sample ODP file for testing file processors.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Sample Presentation</dc:title>
    <dc:description>A sample ODP file for testing</dc:description>
  </office:meta>
</office:document-meta>
</file>